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leinstellungsmerkmal</text:p>
      <text:p text:style-name="P1">Die in der vorangegangenen Marktrecherche analysierten Anwendungen enthalten alle nur Teilfunktionalitäten der beim Parken benötigten Lösungen. Das zu entwickelnde System soll alle wichtigen Funktionalitäten miteinander verbinden und erweitern. </text:p>
      <text:p text:style-name="P1">Im zu entwickelnden Projekt lassen sich Nutzerrollen anlegen, d.h. Studenten werden zu Studentenparkplätzen und Angestellte zu Firmenparkplätzen. Dies bietet keine der im Voraus erwähnten Dienste. </text:p>
      <text:p text:style-name="P1">Auch eine Kommunikation zwischen Parkteilnehmern ist möglich. So können beispielsweise falschparkende User vor dem abschleppen informiert und Beschädigungen am Auto gemeldet werden. Parkonaut enthält diese Funktionalität zwar in Grundzügen, allerdings in Form einer Bewertung. Deshalb ist die Kommunikation zwischen den Usern als Alleinstellungsmerkmal zu we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5-10-30T10:58:33.36</dc:date>
    <meta:editing-duration>PT6H41M21S</meta:editing-duration>
    <meta:editing-cycles>10</meta:editing-cycles>
    <meta:generator>OpenOffice/4.1.1$Win32 OpenOffice.org_project/411m6$Build-9775</meta:generator>
    <meta:document-statistic meta:table-count="0" meta:image-count="0" meta:object-count="0" meta:page-count="1" meta:paragraph-count="4" meta:word-count="99" meta:character-count="827"/>
  </office:meta>
</office:document-meta>
</file>